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P3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2.553cm" svg:height="8.16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09cm" svg:height="6.964cm" svg:x="1.463cm" svg:y="1.4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913cm" svg:height="4.081cm" svg:x="1.533cm" svg:y="1.533cm">
          <draw:text-box>
            <text:p>d_start</text:p>
            <text:p>d_final</text:p>
            <text:p/>
            <text:p>d_action = {...}</text:p>
            <text:p>d_LAdone</text:p>
          </draw:text-box>
        </draw:frame>
        <draw:custom-shape draw:style-name="gr3" draw:text-style-name="P1" draw:layer="layout" svg:width="3.948cm" svg:height="0.965cm" svg:x="1.638cm" svg:y="5.691cm">
          <text:p text:style-name="P1">d_preAstate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948cm" svg:height="0.965cm" svg:x="1.617cm" svg:y="7.056cm">
          <text:p text:style-name="P1">d_postAstat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07cm" svg:height="6.677cm" svg:x="9.386cm" svg:y="1.4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07cm" svg:height="1.029cm" svg:x="9.386cm" svg:y="2.289cm">
          <text:p text:style-name="P1"><text:span text:style-name="T1">Stat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07cm" svg:height="1.029cm" svg:x="9.387cm" svg:y="4.682cm">
          <text:p text:style-name="P1"><text:span text:style-name="T1">Stat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111cm" svg:height="1.026cm" svg:x="9.302cm" svg:y="8.021cm">
          <draw:text-box>
            <text:p><text:span text:style-name="T1">States</text:span></text:p>
          </draw:text-box>
        </draw:frame>
        <draw:line draw:style-name="gr4" draw:text-style-name="P1" draw:layer="layout" svg:x1="3.801cm" svg:y1="2.1cm" svg:x2="9.365cm" svg:y2="2.415cm">
          <text:p/>
        </draw:line>
        <draw:line draw:style-name="gr4" draw:text-style-name="P1" draw:layer="layout" svg:x1="3.885cm" svg:y1="2.856cm" svg:x2="9.386cm" svg:y2="5.166cm">
          <text:p/>
        </draw:lin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2-03T22:31:45</meta:creation-date>
    <meta:editing-duration>PT00H18M00S</meta:editing-duration>
    <meta:editing-cycles>6</meta:editing-cycles>
    <dc:date>2010-12-24T10:16:16</dc:date>
    <meta:generator>OpenOffice.org/3.2$Linux OpenOffice.org_project/320m19$Build-9505</meta:generator>
    <meta:document-statistic meta:object-count="34"/>
  </office:meta>
</office:document-meta>
</file>